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Finder.findClass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ctoryFinder.find( String factoryId , String fallbackClassNa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FactoryFinder.which( Class clazz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figurationError.ConfigurationError( String msg , Exception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ctoryFinder.newInstance( String className , ClassLoader classLo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actoryFinder.findJarServiceProvider( String factory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Finder.Factory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Finder.debugPrintl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